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ato" fo:language="en" fo:country="US" officeooo:rsid="000f243a" officeooo:paragraph-rsid="000f243a"/>
    </style:style>
    <style:style style:name="P2" style:family="paragraph" style:parent-style-name="Standard">
      <style:text-properties style:font-name="Lato" fo:language="en" fo:country="US" officeooo:rsid="000f243a" officeooo:paragraph-rsid="002b60a8"/>
    </style:style>
    <style:style style:name="P3" style:family="paragraph" style:parent-style-name="Standard">
      <style:text-properties style:font-name="Lato" fo:language="en" fo:country="US" officeooo:rsid="0011b9c6" officeooo:paragraph-rsid="0011b9c6"/>
    </style:style>
    <style:style style:name="P4" style:family="paragraph" style:parent-style-name="Standard">
      <style:text-properties style:font-name="Lato" fo:language="en" fo:country="US" officeooo:rsid="0017c739" officeooo:paragraph-rsid="0017c739"/>
    </style:style>
    <style:style style:name="P5" style:family="paragraph" style:parent-style-name="Standard">
      <style:text-properties style:font-name="Lato" fo:language="en" fo:country="US" officeooo:rsid="002f357a" officeooo:paragraph-rsid="002f357a"/>
    </style:style>
    <style:style style:name="P6" style:family="paragraph" style:parent-style-name="Standard">
      <style:text-properties style:font-name="Lato" fo:language="en" fo:country="US" officeooo:rsid="0030ddbd" officeooo:paragraph-rsid="0030ddbd"/>
    </style:style>
    <style:style style:name="T1" style:family="text">
      <style:text-properties officeooo:rsid="0010f185"/>
    </style:style>
    <style:style style:name="T2" style:family="text">
      <style:text-properties officeooo:rsid="00130297"/>
    </style:style>
    <style:style style:name="T3" style:family="text">
      <style:text-properties officeooo:rsid="0015407f"/>
    </style:style>
    <style:style style:name="T4" style:family="text">
      <style:text-properties officeooo:rsid="0016d110"/>
    </style:style>
    <style:style style:name="T5" style:family="text">
      <style:text-properties officeooo:rsid="001718f6"/>
    </style:style>
    <style:style style:name="T6" style:family="text">
      <style:text-properties officeooo:rsid="0019a92c"/>
    </style:style>
    <style:style style:name="T7" style:family="text">
      <style:text-properties officeooo:rsid="001b61fa"/>
    </style:style>
    <style:style style:name="T8" style:family="text">
      <style:text-properties officeooo:rsid="001e66d2"/>
    </style:style>
    <style:style style:name="T9" style:family="text">
      <style:text-properties officeooo:rsid="001ef070"/>
    </style:style>
    <style:style style:name="T10" style:family="text">
      <style:text-properties officeooo:rsid="0020877b"/>
    </style:style>
    <style:style style:name="T11" style:family="text">
      <style:text-properties officeooo:rsid="00225abe"/>
    </style:style>
    <style:style style:name="T12" style:family="text">
      <style:text-properties officeooo:rsid="0022d5eb"/>
    </style:style>
    <style:style style:name="T13" style:family="text">
      <style:text-properties officeooo:rsid="0026f4e4"/>
    </style:style>
    <style:style style:name="T14" style:family="text">
      <style:text-properties officeooo:rsid="00288a99"/>
    </style:style>
    <style:style style:name="T15" style:family="text">
      <style:text-properties officeooo:rsid="0030ddbd"/>
    </style:style>
    <style:style style:name="T16" style:family="text">
      <style:text-properties officeooo:rsid="00314ae4"/>
    </style:style>
    <style:style style:name="T17" style:family="text">
      <style:text-properties officeooo:rsid="003495e9"/>
    </style:style>
    <style:style style:name="T18" style:family="text">
      <style:text-properties officeooo:rsid="00365df8"/>
    </style:style>
    <style:style style:name="T19" style:family="text">
      <style:text-properties officeooo:rsid="00384cc8"/>
    </style:style>
    <style:style style:name="T20" style:family="text">
      <style:text-properties officeooo:rsid="0039169b"/>
    </style:style>
    <style:style style:name="T21" style:family="text">
      <style:text-properties officeooo:rsid="003b15f5"/>
    </style:style>
    <style:style style:name="T22" style:family="text">
      <style:text-properties officeooo:rsid="003e5a89"/>
    </style:style>
    <style:style style:name="T23" style:family="text">
      <style:text-properties officeooo:rsid="003f6707"/>
    </style:style>
    <style:style style:name="T24" style:family="text">
      <style:text-properties officeooo:rsid="003f9b7a"/>
    </style:style>
    <style:style style:name="T25" style:family="text">
      <style:text-properties officeooo:rsid="00437769"/>
    </style:style>
    <style:style style:name="T26" style:family="text">
      <style:text-properties officeooo:rsid="00452e77"/>
    </style:style>
    <style:style style:name="T27" style:family="text">
      <style:text-properties officeooo:rsid="005a36a1"/>
    </style:style>
    <style:style style:name="T28" style:family="text">
      <style:text-properties officeooo:rsid="005af9ad"/>
    </style:style>
    <style:style style:name="T29" style:family="text">
      <style:text-properties officeooo:rsid="005c8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would like to take this opportunity to express our opinion <text:span text:style-name="T27">about</text:span> the new Mission Space Lab concept.</text:p>
      <text:p text:style-name="P1"/>
      <text:p text:style-name="P3">This is not supposed to be a threat <text:span text:style-name="T2">o</text:span>f any sort, <text:span text:style-name="T2">rather a sincere expression of disappointment</text:span> with the current <text:span text:style-name="T5">state of</text:span> Mission Space Lab concept, <text:span text:style-name="T10">however we </text:span>might not consider participating <text:span text:style-name="T13">in </text:span>next year’<text:span text:style-name="T13">s missions</text:span> because of the lack of creativity and very restrictive resources compared to previous years.</text:p>
      <text:p text:style-name="P3"/>
      <text:p text:style-name="P2">The thing<text:span text:style-name="T3">s</text:span> we enjoyed <text:span text:style-name="T28">the </text:span><text:span text:style-name="T8">most during</text:span> previous <text:span text:style-name="T9">m</text:span>issions w<text:span text:style-name="T3">ere</text:span> coming up with an interesting experiment, debating what data we will need to execute the experiment, how to process the data and optimizing the program to deliver necessary <text:span text:style-name="T4">information</text:span> reliably and <text:span text:style-name="T1">e</text:span>fficiently.</text:p>
      <text:p text:style-name="P3"/>
      <text:p text:style-name="P4">The idea of processing all data at runtime on the Astro Pi <text:span text:style-name="T25">computer </text:span>itself seems a bit inefficient to us. Combined with <text:span text:style-name="T6">a short time window of 10 minutes and</text:span> the fact, that we can not generate and store more than 250MB <text:span text:style-name="T11">and/or 4</text:span><text:span text:style-name="T26">2</text:span><text:span text:style-name="T11"> images</text:span> means that <text:span text:style-name="T12">our </text:span>options <text:span text:style-name="T14">of data processing </text:span>were very limited as well as room for creativity since the expected output is a single <text:span text:style-name="T7">number</text:span>.</text:p>
      <text:p text:style-name="P4"/>
      <text:p text:style-name="P5">We understand that there may have been some technical limitations resulting in the mission’s storage limit being reduced, but the main problem we see is the pr<text:span text:style-name="T22">e</text:span>determined experiment. Our team would happily <text:span text:style-name="T15">come up with our own experiment even with the lowered storage space </text:span><text:span text:style-name="T20">and smaller time </text:span><text:span text:style-name="T23">window</text:span><text:span text:style-name="T15">. The creativity was the thing we </text:span><text:span text:style-name="T29">enjoyed</text:span><text:span text:style-name="T15"> the most about this project and removing it also removed most of the motivation to even participate.</text:span></text:p>
      <text:p text:style-name="P5"/>
      <text:p text:style-name="P6">The reason we <text:span text:style-name="T21">even </text:span>applied for this project in the fi<text:span text:style-name="T17">r</text:span>st place was that we are passionate about science &amp; space <text:span text:style-name="T16">and we wanted to </text:span><text:span text:style-name="T18">come up with a clever way to get the data</text:span><text:span text:style-name="T16">, </text:span>but we were honestly disappointed <text:span text:style-name="T24">and upset </text:span>when we found out about the new limitations. <text:span text:style-name="T19">So the objective changed to completing the project so it “meets requirements” and writing this message in hope of a step back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22:39:48.129025872</meta:creation-date>
    <dc:date>2024-02-16T16:28:19.256800206</dc:date>
    <meta:editing-duration>PT1H23M40S</meta:editing-duration>
    <meta:editing-cycles>51</meta:editing-cycles>
    <meta:generator>LibreOffice/24.2.0.3$Linux_X86_64 LibreOffice_project/420$Build-3</meta:generator>
    <meta:document-statistic meta:table-count="0" meta:image-count="0" meta:object-count="0" meta:page-count="1" meta:paragraph-count="6" meta:word-count="323" meta:character-count="1879" meta:non-whitespace-character-count="1562"/>
  </office:meta>
</office:document-meta>
</file>